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8-04" calcext:value-type="date">
            <text:p>04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9-02" calcext:value-type="date">
            <text:p>02/09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0-01" calcext:value-type="date">
            <text:p>01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1-03" calcext:value-type="date">
            <text:p>03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2-01" calcext:value-type="date">
            <text:p>01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6-01-02" calcext:value-type="date">
            <text:p>02/01/2026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6-01-31" calcext:value-type="date">
            <text:p>31/01/2026</text:p>
          </table:table-cell>
          <table:table-cell table:style-name="ce36" office:value-type="string" calcext:value-type="string">
            <text:p>Mens. 01/2026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6-02-03" calcext:value-type="date">
            <text:p>03/02/2026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6-02-28" calcext:value-type="date">
            <text:p>28/02/2026</text:p>
          </table:table-cell>
          <table:table-cell table:style-name="ce36" office:value-type="string" calcext:value-type="string">
            <text:p>Mens. 02/2026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9]-[.F9]" office:value-type="float" office:value="600" calcext:value-type="float">
            <text:p>60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9])" office:value-type="float" office:value="600" calcext:value-type="float">
            <text:p>60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5.154449072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5.1567032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25.487682736</dc:date>
    <dc:language>pt-PT</dc:language>
    <meta:editing-cycles>688</meta:editing-cycles>
    <meta:editing-duration>P4DT6H53M48S</meta:editing-duration>
    <meta:print-date>2023-12-29T11:28:27.023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